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2.A" style:family="table-column">
      <style:table-column-properties style:column-width="8.5cm" style:rel-column-width="481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background-color="#b2b2b2" fo:padding="0.097cm" fo:border-left="0.75pt solid #666666" fo:border-right="none" fo:border-top="0.75pt solid #666666" fo:border-bottom="0.75pt solid #666666" style:writing-mode="page">
        <style:background-image/>
      </style:table-cell-properties>
    </style:style>
    <style:style style:name="Tabla2.B1" style:family="table-cell">
      <style:table-cell-properties style:vertical-align="bottom" fo:background-color="#b2b2b2" fo:padding="0.097cm" fo:border="0.75pt solid #666666" style:writing-mode="page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A3" style:family="table-cell">
      <style:table-cell-properties style:vertical-align="middle" fo:background-color="#eeeeee" fo:padding="0.097cm" fo:border="none" style:writing-mode="page">
        <style:background-image/>
      </style:table-cell-properties>
    </style:style>
    <style:style style:name="Tabla2.B3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a2.B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B5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a2.B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B7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a2.B8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B9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a2.B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B11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a2.B1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B13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a2.B14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B15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a2.B1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B17" style:family="table-cell">
      <style:table-cell-properties fo:background-color="#eeeeee" fo:padding="0.097cm" fo:border="none" style:writing-mode="page">
        <style:background-image/>
      </style:table-cell-properties>
    </style:style>
    <style:style style:name="Tabla2.B18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B19" style:family="table-cell">
      <style:table-cell-properties fo:background-color="#eeeeee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12499e" officeooo:paragraph-rsid="0012499e"/>
    </style:style>
    <style:style style:name="P2" style:family="paragraph" style:parent-style-name="Standard">
      <style:paragraph-properties fo:text-align="end" style:justify-single-word="false"/>
      <style:text-properties fo:font-size="6pt" fo:font-style="italic" officeooo:rsid="0014c4dc" officeooo:paragraph-rsid="0014c4dc" style:font-size-asian="6pt" style:font-style-asian="italic" style:font-size-complex="6pt" style:font-style-complex="italic"/>
    </style:style>
    <style:style style:name="P3" style:family="paragraph" style:parent-style-name="Standard">
      <style:paragraph-properties fo:text-align="end" style:justify-single-word="false"/>
      <style:text-properties fo:font-size="10.5pt" fo:font-style="italic" officeooo:rsid="0012499e" officeooo:paragraph-rsid="0012499e" style:font-size-asian="10.5pt" style:font-style-asian="italic" style:font-size-complex="10.5pt" style:font-style-complex="italic"/>
    </style:style>
    <style:style style:name="P4" style:family="paragraph" style:parent-style-name="Standard">
      <style:paragraph-properties fo:break-before="page"/>
      <style:text-properties officeooo:rsid="0012499e" officeooo:paragraph-rsid="0012499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 fo:background-color="transparent"/>
      <style:text-properties fo:color="#000000" loext:opacity="100%" style:text-outline="false" style:text-line-through-style="none" style:text-line-through-type="none" style:font-name="Lucida Console" fo:font-size="8pt" fo:font-style="normal" fo:text-shadow="none" style:text-underline-style="none" fo:font-weight="normal" officeooo:rsid="0012499e" officeooo:paragraph-rsid="0012499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 fo:background-color="transparent"/>
      <style:text-properties fo:color="#000000" loext:opacity="100%" style:text-outline="false" style:text-line-through-style="none" style:text-line-through-type="none" style:font-name="Lucida Console" fo:font-size="8pt" fo:font-style="normal" fo:text-shadow="none" style:text-underline-style="none" fo:font-weight="normal" officeooo:rsid="0012499e" officeooo:paragraph-rsid="0012499e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text-indent="0.499cm" style:auto-text-indent="false" style:page-number="auto" fo:background-color="transparent"/>
      <style:text-properties officeooo:rsid="00138f79" officeooo:paragraph-rsid="00138f79"/>
    </style:style>
    <style:style style:name="P8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.499cm" style:auto-text-indent="false" fo:background-color="transparent"/>
      <style:text-properties officeooo:rsid="00138f79" officeooo:paragraph-rsid="00138f79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officeooo:rsid="0012499e" officeooo:paragraph-rsid="0012499e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officeooo:rsid="0014c4dc" officeooo:paragraph-rsid="0014c4dc"/>
    </style:style>
    <style:style style:name="P11" style:family="paragraph" style:parent-style-name="Subtitle">
      <style:paragraph-properties fo:margin-top="0.206cm" fo:margin-bottom="0.312cm" style:contextual-spacing="false"/>
      <style:text-properties fo:font-size="11pt" style:font-size-asian="11pt" style:font-size-complex="11pt"/>
    </style:style>
    <style:style style:name="P12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officeooo:rsid="0012499e" officeooo:paragraph-rsid="0012499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officeooo:rsid="0012499e" officeooo:paragraph-rsid="0012499e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499e" officeooo:paragraph-rsid="001249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Heading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ucida Console" fo:font-size="10pt" fo:font-style="normal" fo:text-shadow="none" style:text-underline-style="none" fo:font-weight="normal" officeooo:rsid="001561ce" officeooo:paragraph-rsid="001561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itle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ucida Console"/>
    </style:style>
    <style:style style:name="T3" style:family="text">
      <style:text-properties style:font-name="Lucida Console" fo:font-size="8pt" style:font-size-asian="8pt" style:font-size-complex="8pt"/>
    </style:style>
    <style:style style:name="T4" style:family="text">
      <style:text-properties style:font-name="Lucida Console" fo:font-size="9pt" style:font-size-asian="9pt" style:font-size-complex="9pt"/>
    </style:style>
    <style:style style:name="T5" style:family="text">
      <style:text-properties style:font-name="Lucida Console" fo:font-size="10pt" style:font-size-asian="10pt" style:font-size-complex="10pt"/>
    </style:style>
    <style:style style:name="T6" style:family="text">
      <style:text-properties officeooo:rsid="0014c4dc"/>
    </style:style>
    <style:style style:name="T7" style:family="text">
      <style:text-properties officeooo:rsid="001561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escripción del almacenamiento de los préstamos.</text:p>
      <text:p text:style-name="P3">Diego Romero.</text:p>
      <text:p text:style-name="P3">2021-04-14</text:p>
      <text:p text:style-name="P1"/>
      <text:p text:style-name="P1"/>
      <text:p text:style-name="P11">Descripción del mecanismo de “buckets” para almacenar la información relativa a un préstamo.</text:p>
      <text:p text:style-name="P9">Esto describe cómo interpretar los campos de la tabla <text:span text:style-name="T4">ombu_prestamos</text:span>.</text:p>
      <text:p text:style-name="P1"/>
      <text:p text:style-name="P10">1. Los buckets para almacenar montos son:</text:p>
      <text:p text:style-name="P1">Préstamo</text:p>
      <text:p text:style-name="P1"><text:s/>├Capital</text:p>
      <text:p text:style-name="P1"><text:s/>├Interés</text:p>
      <text:p text:style-name="P1"><text:s/>│ <text:s/>├Capital</text:p>
      <text:p text:style-name="P1"><text:s/>│ <text:s/>└Mora</text:p>
      <text:p text:style-name="P1"><text:s/>├Cargos</text:p>
      <text:p text:style-name="P1"><text:s/>│ <text:s/>├Administrativos</text:p>
      <text:p text:style-name="P1"><text:s/>│ <text:s/>└Cobranza</text:p>
      <text:p text:style-name="P1"><text:s/>└Impuestos</text:p>
      <text:p text:style-name="P1"><text:s text:c="4"/>├IVA</text:p>
      <text:p text:style-name="P1"><text:s text:c="4"/>│ <text:s/>├Interés</text:p>
      <text:p text:style-name="P1"><text:s text:c="4"/>│ <text:s/>│ <text:s/>├Capital</text:p>
      <text:p text:style-name="P1"><text:s text:c="4"/>│ <text:s/>│ <text:s/>└Mora</text:p>
      <text:p text:style-name="P1"><text:s text:c="4"/>│ <text:s/>└Cargos</text:p>
      <text:p text:style-name="P1"><text:s text:c="4"/>│ <text:s text:c="4"/>├Administrativos</text:p>
      <text:p text:style-name="P1"><text:s text:c="4"/>│ <text:s text:c="4"/>└Cobranzas</text:p>
      <text:p text:style-name="P1"><text:s text:c="4"/>├IIBB?</text:p>
      <text:p text:style-name="P1"><text:s text:c="4"/>└IDC?</text:p>
      <text:p text:style-name="P1"/>
      <text:p text:style-name="P1">Cada “nodo” <text:span text:style-name="T1">almacena la sumatoria</text:span> de sus “nodos” hijos y las hojas contienen el valor base. Así cada “bucket” contiene otros buckets y que al final contienen montos líquidos.</text:p>
      <text:p text:style-name="P2">Continua en la siguiente página.</text:p>
      <text:p text:style-name="P4"/>
      <text:p text:style-name="P1"><text:span text:style-name="T6">2. </text:span>Correspondencia con los nombres de campos en la tabla <text:span text:style-name="T5">ombu_prestamos</text:span>:</text:p>
      <text:p text:style-name="P1"/>
      <table:table table:name="Tabla2" table:style-name="Tabla2" table:template-name="Simple Grid Rows">
        <table:table-column table:style-name="Tabla2.A" table:number-columns-repeated="2"/>
        <table:table-row table:style-name="Tabla2.1">
          <table:table-cell table:style-name="Tabla2.A1" office:value-type="string">
            <text:p text:style-name="P15">Nombre del campo</text:p>
          </table:table-cell>
          <table:table-cell table:style-name="Tabla2.B1" office:value-type="string">
            <text:p text:style-name="P15">Descripción</text:p>
          </table:table-cell>
        </table:table-row>
        <table:table-row table:style-name="TableLine1197515498352">
          <table:table-cell table:style-name="Tabla2.A2" office:value-type="string">
            <text:p text:style-name="P5"><text:span text:style-name="T7">c</text:span>apital</text:p>
          </table:table-cell>
          <table:table-cell table:style-name="Tabla2.B2" office:value-type="string">
            <text:p text:style-name="P12">Es el monto solicitado por el cliente.</text:p>
          </table:table-cell>
        </table:table-row>
        <table:table-row table:style-name="TableLine1197515498352">
          <table:table-cell table:style-name="Tabla2.A3" office:value-type="string">
            <text:p text:style-name="P5">total_intereses</text:p>
          </table:table-cell>
          <table:table-cell table:style-name="Tabla2.B3" office:value-type="string">
            <text:p text:style-name="P12">Suma de los intereses a cobrar.</text:p>
          </table:table-cell>
        </table:table-row>
        <table:table-row table:style-name="TableLine1197515498352">
          <table:table-cell table:style-name="Tabla2.A2" office:value-type="string">
            <text:p text:style-name="P5"><text:tab/>interes_capital</text:p>
          </table:table-cell>
          <table:table-cell table:style-name="Tabla2.B4" office:value-type="string">
            <text:p text:style-name="P12">Interés sobre el capital. Este es el interés principal.</text:p>
          </table:table-cell>
        </table:table-row>
        <table:table-row table:style-name="TableLine1197515498352">
          <table:table-cell table:style-name="Tabla2.A3" office:value-type="string">
            <text:p text:style-name="P5"><text:tab/>total_mora</text:p>
          </table:table-cell>
          <table:table-cell table:style-name="Tabla2.B5" office:value-type="string">
            <text:p text:style-name="P12">Monto a cobrar por mora. Esto es un punitivo que se calcula cuando el préstamo está vencido.</text:p>
          </table:table-cell>
        </table:table-row>
        <table:table-row table:style-name="TableLine1197515498352">
          <table:table-cell table:style-name="Tabla2.A2" office:value-type="string">
            <text:p text:style-name="P5">total_cargos</text:p>
          </table:table-cell>
          <table:table-cell table:style-name="Tabla2.B6" office:value-type="string">
            <text:p text:style-name="P12">Suma de los montos por cargos extras.</text:p>
          </table:table-cell>
        </table:table-row>
        <table:table-row table:style-name="TableLine1197515498352">
          <table:table-cell table:style-name="Tabla2.A3" office:value-type="string">
            <text:p text:style-name="P5"><text:tab/>cargos_administrativos</text:p>
          </table:table-cell>
          <table:table-cell table:style-name="Tabla2.B7" office:value-type="string">
            <text:p text:style-name="P12">Monto del cargo administrativo.</text:p>
          </table:table-cell>
        </table:table-row>
        <table:table-row table:style-name="TableLine1197515498352">
          <table:table-cell table:style-name="Tabla2.A2" office:value-type="string">
            <text:p text:style-name="P5"><text:tab/>cargos_cobranza</text:p>
          </table:table-cell>
          <table:table-cell table:style-name="Tabla2.B8" office:value-type="string">
            <text:p text:style-name="P12">Monto del cargo por cobranza.</text:p>
          </table:table-cell>
        </table:table-row>
        <table:table-row table:style-name="TableLine1197515498352">
          <table:table-cell table:style-name="Tabla2.A3" office:value-type="string">
            <text:p text:style-name="P5">total_impuestos</text:p>
          </table:table-cell>
          <table:table-cell table:style-name="Tabla2.B9" office:value-type="string">
            <text:p text:style-name="P12">Suma de todos los impuestos a cobrar.</text:p>
          </table:table-cell>
        </table:table-row>
        <table:table-row table:style-name="TableLine1197515498352">
          <table:table-cell table:style-name="Tabla2.A2" office:value-type="string">
            <text:p text:style-name="P5"><text:tab/>total_iva</text:p>
          </table:table-cell>
          <table:table-cell table:style-name="Tabla2.B10" office:value-type="string">
            <text:p text:style-name="P12">Suma del impuesto IVA.</text:p>
          </table:table-cell>
        </table:table-row>
        <table:table-row table:style-name="TableLine1197515498352">
          <table:table-cell table:style-name="Tabla2.A3" office:value-type="string">
            <text:p text:style-name="P5"><text:tab/><text:tab/>total_iva_interes</text:p>
          </table:table-cell>
          <table:table-cell table:style-name="Tabla2.B11" office:value-type="string">
            <text:p text:style-name="P12">Suma del impuesto IVA aplicado a los intereses.</text:p>
          </table:table-cell>
        </table:table-row>
        <table:table-row table:style-name="TableLine1197515498352">
          <table:table-cell table:style-name="Tabla2.A2" office:value-type="string">
            <text:p text:style-name="P5"><text:tab/><text:tab/><text:tab/>iva_interes_capital</text:p>
          </table:table-cell>
          <table:table-cell table:style-name="Tabla2.B12" office:value-type="string">
            <text:p text:style-name="P12">Monto del IVA aplicado al interés del capital, campo <text:span text:style-name="T2">interes_capital</text:span></text:p>
          </table:table-cell>
        </table:table-row>
        <table:table-row table:style-name="TableLine1197515498352">
          <table:table-cell table:style-name="Tabla2.A3" office:value-type="string">
            <text:p text:style-name="P5"><text:tab/><text:tab/><text:tab/>iva_mora</text:p>
          </table:table-cell>
          <table:table-cell table:style-name="Tabla2.B13" office:value-type="string">
            <text:p text:style-name="P12">Monto del IVA aplicado a la mora, campo <text:span text:style-name="T2">total_mora</text:span></text:p>
          </table:table-cell>
        </table:table-row>
        <table:table-row table:style-name="TableLine1197515498352">
          <table:table-cell table:style-name="Tabla2.A2" office:value-type="string">
            <text:p text:style-name="P5"><text:tab/><text:tab/>total_iva_cargos</text:p>
          </table:table-cell>
          <table:table-cell table:style-name="Tabla2.B14" office:value-type="string">
            <text:p text:style-name="P12">Suma del impuesto IVA aplicado a los cargos.</text:p>
          </table:table-cell>
        </table:table-row>
        <table:table-row table:style-name="TableLine1197515498352">
          <table:table-cell table:style-name="Tabla2.A3" office:value-type="string">
            <text:p text:style-name="P5"><text:tab/><text:tab/><text:tab/>iva_cargos_administrativos</text:p>
          </table:table-cell>
          <table:table-cell table:style-name="Tabla2.B15" office:value-type="string">
            <text:p text:style-name="P12">Monto del IVA a cobrar por los cargos administrativos, campo <text:span text:style-name="T2">cargos_administrativos</text:span></text:p>
          </table:table-cell>
        </table:table-row>
        <table:table-row table:style-name="TableLine1197515498352">
          <table:table-cell table:style-name="Tabla2.A2" office:value-type="string">
            <text:p text:style-name="P5"><text:tab/><text:tab/><text:tab/>iva_cargos_cobranza</text:p>
          </table:table-cell>
          <table:table-cell table:style-name="Tabla2.B16" office:value-type="string">
            <text:p text:style-name="P12">Monto del IVA a cobrar por los cargos por cobranzas, campo <text:span text:style-name="T2">cargos_cobranza</text:span></text:p>
          </table:table-cell>
        </table:table-row>
        <table:table-row table:style-name="TableLine1197515498352">
          <table:table-cell table:style-name="Tabla2.A3" office:value-type="string">
            <text:p text:style-name="P5"><text:tab/>total_impuestos_1</text:p>
          </table:table-cell>
          <table:table-cell table:style-name="Tabla2.B17" office:value-type="string">
            <text:p text:style-name="P12">Uso futuro.</text:p>
          </table:table-cell>
        </table:table-row>
        <table:table-row table:style-name="Tabla2.1">
          <table:table-cell table:style-name="Tabla2.A2" office:value-type="string">
            <text:p text:style-name="P6"><text:tab/>total_impuestos_2</text:p>
          </table:table-cell>
          <table:table-cell table:style-name="Tabla2.B18" office:value-type="string">
            <text:p text:style-name="P13">Uso futuro.</text:p>
          </table:table-cell>
        </table:table-row>
        <table:table-row table:style-name="TableLine1197515498352">
          <table:table-cell table:style-name="Tabla2.A3" office:value-type="string">
            <text:p text:style-name="P5"/>
          </table:table-cell>
          <table:table-cell table:style-name="Tabla2.B19" office:value-type="string">
            <text:p text:style-name="P14"/>
          </table:table-cell>
        </table:table-row>
      </table:table>
      <text:p text:style-name="P1"/>
      <text:p text:style-name="P7">Entonces el total del préstamo debe ser la suma de los campos <text:span text:style-name="T3">capital</text:span>, <text:span text:style-name="T3">total_intereses,</text:span> <text:span text:style-name="T3">total_cargos</text:span> y <text:span text:style-name="T3">total_impuestos</text:span>.</text:p>
      <text:p text:style-name="P8">La tabla <text:span text:style-name="T3">ombu_prestamos</text:span> almacena los montos calculados (y otra información relativa al préstamo) iniciales del préstamo.</text:p>
      <text:p text:style-name="P8">Cada vez que se modifica el monto de una de las hojas, se debe, al mismo tiempo, recalcular la suma del “bucket” que lo contiene y esto a su vez debe provocar el recálculo del bucket que lo contiene. Así sucesivamente hasta el bucket principal y el total del préstamo.</text:p>
      <text:p text:style-name="P8">Este recálculo <text:span text:style-name="T1">no debe hacerse</text:span> modificando el registro de la tabla <text:span text:style-name="T3">ombu_prestamo</text:span>. Los resultados de este recálculo deben generar un registro nuevo en la tabla <text:span text:style-name="T3">ombu_prestamos_hist</text:span> que es la que lleva el estado actual del préstamo en relación a los cobros conseguidos sobre el préstamo así como el recálculo por mora o cualquier otro evento que implique el cambio en alguno de los montos.</text:p>
      <text:p text:style-name="P8">La tabla <text:span text:style-name="T3">ombu_prestamos_hist</text:span> es una “foto” <text:span text:style-name="T6">(“snapshot”)</text:span> de cómo está el préstamo en un momento dado, siendo el cronológicamente más reciente el estado actual del préstamo. <text:span text:style-name="T6">Su organización es idéntica a la del préstamo en lo que tiene que ver con los mont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AR">
      <number:number number:min-integer-digits="1"/>
    </number:number-style>
    <number:text-style style:name="N20100" number:language="es" number:country="AR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4T06:24:46.351000000</meta:creation-date>
    <dc:date>2021-04-14T07:10:24.713000000</dc:date>
    <meta:editing-duration>PT17M36S</meta:editing-duration>
    <meta:editing-cycles>2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68" meta:word-count="453" meta:character-count="3004" meta:non-whitespace-character-count="2534"/>
  </office:meta>
</office:document-meta>
</file>